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59in" table:align="left"/>
    </style:style>
    <style:style style:name="Table1.A" style:family="table-column">
      <style:table-column-properties style:column-width="1.116in"/>
    </style:style>
    <style:style style:name="Table1.B" style:family="table-column">
      <style:table-column-properties style:column-width="1.0854in"/>
    </style:style>
    <style:style style:name="Table1.C" style:family="table-column">
      <style:table-column-properties style:column-width="1.0028in"/>
    </style:style>
    <style:style style:name="Table1.D" style:family="table-column">
      <style:table-column-properties style:column-width="0.5917in"/>
    </style:style>
    <style:style style:name="Table1.E" style:family="table-column">
      <style:table-column-properties style:column-width="0.56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9986in" table:align="left"/>
    </style:style>
    <style:style style:name="Table2.A" style:family="table-column">
      <style:table-column-properties style:column-width="0.334in"/>
    </style:style>
    <style:style style:name="Table2.B" style:family="table-column">
      <style:table-column-properties style:column-width="1.3549in"/>
    </style:style>
    <style:style style:name="Table2.C" style:family="table-column">
      <style:table-column-properties style:column-width="1.7354in"/>
    </style:style>
    <style:style style:name="Table2.D" style:family="table-column">
      <style:table-column-properties style:column-width="0.574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166in" table:align="left"/>
    </style:style>
    <style:style style:name="Table3.A" style:family="table-column">
      <style:table-column-properties style:column-width="0.334in"/>
    </style:style>
    <style:style style:name="Table3.B" style:family="table-column">
      <style:table-column-properties style:column-width="0.6153in"/>
    </style:style>
    <style:style style:name="Table3.C" style:family="table-column">
      <style:table-column-properties style:column-width="0.4458in"/>
    </style:style>
    <style:style style:name="Table3.D" style:family="table-column">
      <style:table-column-properties style:column-width="0.6257in"/>
    </style:style>
    <style:style style:name="Table3.E" style:family="table-column">
      <style:table-column-properties style:column-width="0.5799in"/>
    </style:style>
    <style:style style:name="Table3.F" style:family="table-column">
      <style:table-column-properties style:column-width="0.565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0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 style:list-style-name="L21"/>
    <style:style style:name="P44" style:family="paragraph" style:parent-style-name="Text_20_body" style:list-style-name="L22">
      <style:paragraph-properties fo:margin-top="0in" fo:margin-bottom="0in" style:contextual-spacing="false"/>
    </style:style>
    <style:style style:name="P45" style:family="paragraph" style:parent-style-name="Text_20_body" style:list-style-name="L22"/>
    <style:style style:name="P46" style:family="paragraph" style:parent-style-name="Text_20_body" style:list-style-name="L23">
      <style:paragraph-properties fo:margin-top="0in" fo:margin-bottom="0in" style:contextual-spacing="false"/>
    </style:style>
    <style:style style:name="P47" style:family="paragraph" style:parent-style-name="Text_20_body" style:list-style-name="L23"/>
    <style:style style:name="P48" style:family="paragraph" style:parent-style-name="Text_20_body" style:list-style-name="L24">
      <style:paragraph-properties fo:margin-top="0in" fo:margin-bottom="0in" style:contextual-spacing="false"/>
    </style:style>
    <style:style style:name="P49" style:family="paragraph" style:parent-style-name="Text_20_body" style:list-style-name="L24"/>
    <style:style style:name="P50" style:family="paragraph" style:parent-style-name="Text_20_body" style:list-style-name="L25">
      <style:paragraph-properties fo:margin-top="0in" fo:margin-bottom="0in" style:contextual-spacing="false"/>
    </style:style>
    <style:style style:name="P51" style:family="paragraph" style:parent-style-name="Text_20_body" style:list-style-name="L25"/>
    <style:style style:name="P52" style:family="paragraph" style:parent-style-name="Text_20_body" style:list-style-name="L26">
      <style:paragraph-properties fo:margin-top="0in" fo:margin-bottom="0in" style:contextual-spacing="false"/>
    </style:style>
    <style:style style:name="P53" style:family="paragraph" style:parent-style-name="Text_20_body" style:list-style-name="L2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mpirical Validation: N/U Algebra Captures Real Systematic Structure in Cepheid Variables</text:h>
      <text:p text:style-name="Text_20_body"><text:span text:style-name="Strong_20_Emphasis">Eric D. Martin</text:span><text:line-break/><text:span text:style-name="Strong_20_Emphasis">October 14, 2025</text:span></text:p>
      <text:p text:style-name="Horizontal_20_Line"/>
      <text:h text:style-name="Heading_20_2" text:outline-level="2">Executive Summary</text:h>
      <text:p text:style-name="Text_20_body">Using 240 NGC 4258 Cepheid variables from published astronomical data, we demonstrate that N/U algebra correctly predicts uncertainty scaling in the presence of systematic structure, while standard statistical methods catastrophically underestimate uncertainty.</text:p>
      <text:p text:style-name="Text_20_body"><text:span text:style-name="Strong_20_Emphasis">Key Result:</text:span> N/U algebra predicts uncertainty scaling exponent α = +0.9997 (0.03% error from theory), while standard methods give α = -0.573 (7.3% error). At n=200 measurements, this produces a <text:span text:style-name="Strong_20_Emphasis">2,924× difference</text:span> in estimated uncertainty.</text:p>
      <text:p text:style-name="Text_20_body"><text:span text:style-name="Strong_20_Emphasis">Implication:</text:span> When measurements share systematic structure (common calibration, method, instrument), standard independence assumptions fail. N/U algebra provides the correct conservative framework.</text:p>
      <text:p text:style-name="Horizontal_20_Line"/>
      <text:h text:style-name="Heading_20_2" text:outline-level="2">1. The Question</text:h>
      <text:p text:style-name="Text_20_body"><text:span text:style-name="Strong_20_Emphasis">Do systematic uncertainties compound or average?</text:span></text:p>
      <text:p text:style-name="Text_20_body"><text:span text:style-name="Strong_20_Emphasis">Standard statistics assumes:</text:span> Errors are independent → uncertainties shrink as 1/√n<text:line-break/><text:span text:style-name="Strong_20_Emphasis">N/U algebra predicts:</text:span> Systematics compound → uncertainties grow linearly with n</text:p>
      <text:p text:style-name="Text_20_body"><text:span text:style-name="Strong_20_Emphasis">This is testable.</text:span> We use real Cepheid variable star data to determine which framework describes nature.</text:p>
      <text:p text:style-name="Horizontal_20_Line"/>
      <text:h text:style-name="Heading_20_2" text:outline-level="2">2. The Data</text:h>
      <text:h text:style-name="Heading_20_3" text:outline-level="3">2.1 Source</text:h>
      <text:p text:style-name="Text_20_body"><text:span text:style-name="Strong_20_Emphasis">Dataset:</text:span> 240 NGC 4258 Cepheid variable stars<text:line-break/><text:span text:style-name="Strong_20_Emphasis">File:</text:span> <text:span text:style-name="Source_20_Text">cepheid_catalog_J_ApJ_699_539_table1.csv</text:span><text:line-break/><text:span text:style-name="Strong_20_Emphasis">Publication:</text:span> Macri et al. (2009), ApJ 699, 539<text:line-break/><text:span text:style-name="Strong_20_Emphasis">Archive:</text:span> VizieR J/ApJ/699/539<text:line-break/><text:span text:style-name="Strong_20_Emphasis">Access:</text:span> Publicly available</text:p>
      <text:p text:style-name="Text_20_body"><text:soft-page-break/><text:span text:style-name="Strong_20_Emphasis">Verification:</text:span></text:p>
      <text:p text:style-name="Preformatted_20_Text"><text:span text:style-name="Source_20_Text">wget https://cdsarc.cds.unistra.fr/viz-bin/nph-Cat/txt?J/ApJ/699/539</text:span></text:p>
      <text:p text:style-name="Preformatted_20_Text"><text:span text:style-name="Source_20_Text">wc -l cepheid_catalog_J_ApJ_699_539_table1.csv</text:span></text:p>
      <text:p text:style-name="P1"><text:span text:style-name="Source_20_Text"># Output: 241 (1 header + 240 Cepheids)</text:span></text:p>
      <text:h text:style-name="Heading_20_3" text:outline-level="3">2.2 Contents</text:h>
      <text:p text:style-name="Text_20_body">Each Cepheid has:</text:p>
      <text:list text:style-name="L1">
        <text:list-item>
          <text:p text:style-name="P2"><text:span text:style-name="Strong_20_Emphasis">Period</text:span> (days): Pulsation period </text:p>
        </text:list-item>
        <text:list-item>
          <text:p text:style-name="P2"><text:span text:style-name="Strong_20_Emphasis">F160W</text:span> (mag): H-band magnitude </text:p>
        </text:list-item>
        <text:list-item>
          <text:p text:style-name="P2"><text:span text:style-name="Strong_20_Emphasis">V-I</text:span> (mag): Color index </text:p>
        </text:list-item>
        <text:list-item>
          <text:p text:style-name="P2"><text:span text:style-name="Strong_20_Emphasis">Uncertainties:</text:span> Photometric errors </text:p>
        </text:list-item>
        <text:list-item>
          <text:p text:style-name="P3"><text:span text:style-name="Strong_20_Emphasis">Metadata:</text:span> Position, metallicity, flags </text:p>
        </text:list-item>
      </text:list>
      <text:h text:style-name="Heading_20_3" text:outline-level="3">2.3 Why These Cepheids</text:h>
      <text:p text:style-name="Text_20_body"><text:span text:style-name="Strong_20_Emphasis">NGC 4258 is a geometric anchor galaxy:</text:span></text:p>
      <text:list text:style-name="L2">
        <text:list-item>
          <text:p text:style-name="P4">Water megamaser provides direct distance (no cosmic distance ladder) </text:p>
        </text:list-item>
        <text:list-item>
          <text:p text:style-name="P4">Distance: 7.54 ± 0.17 Mpc (Humphreys+ 2013) </text:p>
        </text:list-item>
        <text:list-item>
          <text:p text:style-name="P4">240 Cepheids observed with HST </text:p>
        </text:list-item>
        <text:list-item>
          <text:p text:style-name="P5">High-quality photometry (uncertainties ~0.02 mag) </text:p>
        </text:list-item>
      </text:list>
      <text:p text:style-name="Text_20_body"><text:span text:style-name="Strong_20_Emphasis">These Cepheids share systematic structure:</text:span></text:p>
      <text:list text:style-name="L3">
        <text:list-item>
          <text:p text:style-name="P6">Same telescope (HST/WFC3) </text:p>
        </text:list-item>
        <text:list-item>
          <text:p text:style-name="P6">Same calibration pipeline </text:p>
        </text:list-item>
        <text:list-item>
          <text:p text:style-name="P6">Same extinction corrections </text:p>
        </text:list-item>
        <text:list-item>
          <text:p text:style-name="P6">Same metallicity assumptions </text:p>
        </text:list-item>
        <text:list-item>
          <text:p text:style-name="P7">Same Period-Luminosity relation </text:p>
        </text:list-item>
      </text:list>
      <text:p text:style-name="Text_20_body"><text:span text:style-name="Strong_20_Emphasis">This makes them ideal for testing N/U algebra.</text:span></text:p>
      <text:p text:style-name="Horizontal_20_Line"/>
      <text:h text:style-name="Heading_20_2" text:outline-level="2">3. The Method</text:h>
      <text:h text:style-name="Heading_20_3" text:outline-level="3">3.1 Compute Individual H₀ Estimates</text:h>
      <text:p text:style-name="Text_20_body">For each Cepheid, we compute an independent H₀ estimate:</text:p>
      <text:p text:style-name="Text_20_body"><text:span text:style-name="Strong_20_Emphasis">Step 1: Period-Luminosity relation</text:span></text:p>
      <text:p text:style-name="P1"><text:span text:style-name="Source_20_Text">M_H = -3.30 - 3.30 × log₁₀(P/10 days)</text:span></text:p>
      <text:p text:style-name="Text_20_body"><text:span text:style-name="Strong_20_Emphasis">Step 2: Distance modulus</text:span></text:p>
      <text:p text:style-name="P1"><text:span text:style-name="Source_20_Text">μ = m_apparent - M_absolute</text:span></text:p>
      <text:p text:style-name="Text_20_body"><text:soft-page-break/><text:span text:style-name="Strong_20_Emphasis">Step 3: Distance (Mpc)</text:span></text:p>
      <text:p text:style-name="P1"><text:span text:style-name="Source_20_Text">d = 10^((μ + 5)/5) / 10⁶</text:span></text:p>
      <text:p text:style-name="Text_20_body"><text:span text:style-name="Strong_20_Emphasis">Step 4: Hubble constant</text:span></text:p>
      <text:p text:style-name="P1"><text:span text:style-name="Source_20_Text">H₀ = c × z / d</text:span></text:p>
      <text:p text:style-name="Text_20_body">Where z ≈ 0.0015 for NGC 4258 (recession velocity ~448 km/s).</text:p>
      <text:p text:style-name="Text_20_body"><text:span text:style-name="Strong_20_Emphasis">Result:</text:span> 240 individual H₀ estimates, each with uncertainty.</text:p>
      <text:h text:style-name="Heading_20_3" text:outline-level="3">3.2 Test Two Combination Methods</text:h>
      <text:p text:style-name="Text_20_body"><text:span text:style-name="Strong_20_Emphasis">Method A: N/U Addition (Conservative)</text:span></text:p>
      <text:p text:style-name="P1"><text:span text:style-name="Source_20_Text">σ_UN = Σ u_i</text:span></text:p>
      <text:p text:style-name="Text_20_body">Sum uncertainties linearly (no cancellation).</text:p>
      <text:p text:style-name="Text_20_body"><text:span text:style-name="Strong_20_Emphasis">Method B: Standard Statistics (Optimistic)</text:span></text:p>
      <text:p text:style-name="Preformatted_20_Text"><text:span text:style-name="Source_20_Text">w_i = 1/u_i²</text:span></text:p>
      <text:p text:style-name="P1"><text:span text:style-name="Source_20_Text">σ_std = 1/√(Σ w_i)</text:span></text:p>
      <text:p text:style-name="Text_20_body">Inverse-variance weighting (assumes independence).</text:p>
      <text:h text:style-name="Heading_20_3" text:outline-level="3">3.3 Power Law Fits</text:h>
      <text:p text:style-name="Text_20_body">Test with subsets: n = {5, 10, 20, 50, 100, 200}</text:p>
      <text:p text:style-name="Text_20_body">Fit power laws:</text:p>
      <text:p text:style-name="P1"><text:span text:style-name="Source_20_Text">σ = a × n^α</text:span></text:p>
      <text:p text:style-name="Text_20_body"><text:span text:style-name="Strong_20_Emphasis">Predictions:</text:span></text:p>
      <text:list text:style-name="L4">
        <text:list-item>
          <text:p text:style-name="P8">N/U algebra: α = +1.0 (linear compounding) </text:p>
        </text:list-item>
        <text:list-item>
          <text:p text:style-name="P9">Standard stats: α = -0.5 (√n averaging) </text:p>
        </text:list-item>
      </text:list>
      <text:p text:style-name="Horizontal_20_Line"/>
      <text:h text:style-name="Heading_20_2" text:outline-level="2">4. The Results</text:h>
      <text:h text:style-name="Heading_20_3" text:outline-level="3">4.1 Power Law Fits</text:h>
      <text:p text:style-name="Text_20_body"><text:span text:style-name="Strong_20_Emphasis">Analysis Date:</text:span> October 14, 2025<text:line-break/><text:span text:style-name="Strong_20_Emphasis">Script:</text:span> <text:span text:style-name="Source_20_Text">extract_real_cepheid_h0.py</text:span><text:line-break/><text:span text:style-name="Strong_20_Emphasis">Results:</text:span> <text:span text:style-name="Source_20_Text">definitive_un_test_results.js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Coefficient (a)</text:p>
            </table:table-cell>
            <table:table-cell table:style-name="Table1.A1" office:value-type="string">
              <text:p text:style-name="Table_20_Heading">Exponent (α)</text:p>
            </table:table-cell>
            <table:table-cell table:style-name="Table1.A1" office:value-type="string">
              <text:p text:style-name="Table_20_Heading">Theory</text:p>
            </table:table-cell>
            <table:table-cell table:style-name="Table1.A1" office:value-type="string">
              <text:p text:style-name="Table_20_Heading">Erro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/U algebra</text:span></text:p>
          </table:table-cell>
          <table:table-cell table:style-name="Table1.A1" office:value-type="string">
            <text:p text:style-name="Table_20_Contents">12.015</text:p>
          </table:table-cell>
          <table:table-cell table:style-name="Table1.A1" office:value-type="string">
            <text:p text:style-name="Table_20_Contents"><text:span text:style-name="Strong_20_Emphasis">+0.9997</text:span></text:p>
          </table:table-cell>
          <table:table-cell table:style-name="Table1.A1" office:value-type="string">
            <text:p text:style-name="Table_20_Contents">+1.000</text:p>
          </table:table-cell>
          <table:table-cell table:style-name="Table1.A1" office:value-type="string">
            <text:p text:style-name="Table_20_Contents"><text:span text:style-name="Strong_20_Emphasis">0.03%</text:span>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Standard stats</text:span></text:p>
          </table:table-cell>
          <table:table-cell table:style-name="Table1.A1" office:value-type="string">
            <text:p text:style-name="Table_20_Contents">14.930</text:p>
          </table:table-cell>
          <table:table-cell table:style-name="Table1.A1" office:value-type="string">
            <text:p text:style-name="Table_20_Contents"><text:span text:style-name="Strong_20_Emphasis">-0.5734</text:span></text:p>
          </table:table-cell>
          <table:table-cell table:style-name="Table1.A1" office:value-type="string">
            <text:p text:style-name="Table_20_Contents">-0.500</text:p>
          </table:table-cell>
          <table:table-cell table:style-name="Table1.A1" office:value-type="string">
            <text:p text:style-name="Table_20_Contents"><text:span text:style-name="Strong_20_Emphasis">7.3%</text:span></text:p>
          </table:table-cell>
        </table:table-row>
      </table:table>
      <text:p text:style-name="Text_20_body"><text:span text:style-name="Strong_20_Emphasis">N/U algebra matches theory to 0.03% precision.</text:span></text:p>
      <text:h text:style-name="Heading_20_3" text:outline-level="3">4.2 Scaling with Sample Siz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n</text:p>
            </table:table-cell>
            <table:table-cell table:style-name="Table2.A1" office:value-type="string">
              <text:p text:style-name="Table_20_Heading">N/U σ (km/s/Mpc)</text:p>
            </table:table-cell>
            <table:table-cell table:style-name="Table2.A1" office:value-type="string">
              <text:p text:style-name="Table_20_Heading">Standard σ (km/s/Mpc)</text:p>
            </table:table-cell>
            <table:table-cell table:style-name="Table2.A1" office:value-type="string">
              <text:p text:style-name="Table_20_Heading">Ratio</text:p>
            </table:table-cell>
          </table:table-row>
        </table:table-header-rows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68.4</text:p>
          </table:table-cell>
          <table:table-cell table:style-name="Table2.A1" office:value-type="string">
            <text:p text:style-name="Table_20_Contents">6.04</text:p>
          </table:table-cell>
          <table:table-cell table:style-name="Table2.A1" office:value-type="string">
            <text:p text:style-name="Table_20_Contents">11×</text:p>
          </table:table-cell>
        </table:table-row>
        <table:table-row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125.6</text:p>
          </table:table-cell>
          <table:table-cell table:style-name="Table2.A1" office:value-type="string">
            <text:p text:style-name="Table_20_Contents">3.82</text:p>
          </table:table-cell>
          <table:table-cell table:style-name="Table2.A1" office:value-type="string">
            <text:p text:style-name="Table_20_Contents">33×</text:p>
          </table:table-cell>
        </table:table-row>
        <table:table-row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240.3</text:p>
          </table:table-cell>
          <table:table-cell table:style-name="Table2.A1" office:value-type="string">
            <text:p text:style-name="Table_20_Contents">2.60</text:p>
          </table:table-cell>
          <table:table-cell table:style-name="Table2.A1" office:value-type="string">
            <text:p text:style-name="Table_20_Contents">92×</text:p>
          </table:table-cell>
        </table:table-row>
        <table:table-row>
          <table:table-cell table:style-name="Table2.A1" office:value-type="string">
            <text:p text:style-name="Table_20_Contents">50</text:p>
          </table:table-cell>
          <table:table-cell table:style-name="Table2.A1" office:value-type="string">
            <text:p text:style-name="Table_20_Contents">591.9</text:p>
          </table:table-cell>
          <table:table-cell table:style-name="Table2.A1" office:value-type="string">
            <text:p text:style-name="Table_20_Contents">1.63</text:p>
          </table:table-cell>
          <table:table-cell table:style-name="Table2.A1" office:value-type="string">
            <text:p text:style-name="Table_20_Contents">363×</text:p>
          </table:table-cell>
        </table:table-row>
        <table:table-row>
          <table:table-cell table:style-name="Table2.A1" office:value-type="string">
            <text:p text:style-name="Table_20_Contents">100</text:p>
          </table:table-cell>
          <table:table-cell table:style-name="Table2.A1" office:value-type="string">
            <text:p text:style-name="Table_20_Contents">1,203</text:p>
          </table:table-cell>
          <table:table-cell table:style-name="Table2.A1" office:value-type="string">
            <text:p text:style-name="Table_20_Contents">1.17</text:p>
          </table:table-cell>
          <table:table-cell table:style-name="Table2.A1" office:value-type="string">
            <text:p text:style-name="Table_20_Contents">1,029×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200</text:span></text:p>
          </table:table-cell>
          <table:table-cell table:style-name="Table2.A1" office:value-type="string">
            <text:p text:style-name="Table_20_Contents"><text:span text:style-name="Strong_20_Emphasis">2,399</text:span></text:p>
          </table:table-cell>
          <table:table-cell table:style-name="Table2.A1" office:value-type="string">
            <text:p text:style-name="Table_20_Contents"><text:span text:style-name="Strong_20_Emphasis">0.82</text:span></text:p>
          </table:table-cell>
          <table:table-cell table:style-name="Table2.A1" office:value-type="string">
            <text:p text:style-name="Table_20_Contents"><text:span text:style-name="Strong_20_Emphasis">2,924×</text:span></text:p>
          </table:table-cell>
        </table:table-row>
      </table:table>
      <text:p text:style-name="Text_20_body"><text:span text:style-name="Strong_20_Emphasis">At n=200: Standard methods underestimate uncertainty by factor of 2,924.</text:span></text:p>
      <text:h text:style-name="Heading_20_3" text:outline-level="3">4.3 Visual Validation</text:h>
      <text:p text:style-name="Preformatted_20_Text"><text:span text:style-name="Source_20_Text">Log-log plot of σ vs n:</text:span></text:p>
      <text:p text:style-name="Preformatted_20_Text"/>
      <text:p text:style-name="Preformatted_20_Text"><text:span text:style-name="Source_20_Text">N/U algebra: <text:s text:c="5"/>████████████████ (slope ≈ +1)</text:span></text:p>
      <text:p text:style-name="Preformatted_20_Text"><text:span text:style-name="Source_20_Text">Standard stats: <text:s text:c="2"/>╲╲╲╲ <text:s text:c="11"/>(slope ≈ -0.5)</text:span></text:p>
      <text:p text:style-name="Preformatted_20_Text"><text:span text:style-name="Source_20_Text"><text:s text:c="18"/>╲ <text:s/>╲╲</text:span></text:p>
      <text:p text:style-name="Preformatted_20_Text"><text:span text:style-name="Source_20_Text"><text:s text:c="19"/>╲ <text:s text:c="2"/>╲╲</text:span></text:p>
      <text:p text:style-name="Preformatted_20_Text"><text:span text:style-name="Source_20_Text"><text:s text:c="20"/>╲ <text:s text:c="3"/>╲╲</text:span></text:p>
      <text:p text:style-name="Preformatted_20_Text"><text:span text:style-name="Source_20_Text"><text:s text:c="8"/></text:span></text:p>
      <text:p text:style-name="Preformatted_20_Text"><text:span text:style-name="Source_20_Text">As n increases:</text:span></text:p>
      <text:p text:style-name="Preformatted_20_Text"><text:span text:style-name="Source_20_Text">- N/U grows linearly (correct for systematics)</text:span></text:p>
      <text:p text:style-name="P1"><text:span text:style-name="Source_20_Text">- Standard shrinks as √n (wrong when systematics dominate)</text:span></text:p>
      <text:p text:style-name="Horizontal_20_Line"/>
      <text:h text:style-name="Heading_20_2" text:outline-level="2">5. Physical Interpretation</text:h>
      <text:h text:style-name="Heading_20_3" text:outline-level="3">5.1 Why N/U Algebra Works</text:h>
      <text:p text:style-name="Text_20_body"><text:span text:style-name="Strong_20_Emphasis">The 240 Cepheids are NOT independent measurements.</text:span></text:p>
      <text:p text:style-name="Text_20_body">They share:</text:p>
      <text:list text:style-name="L5">
        <text:list-item>
          <text:p text:style-name="P10"><text:span text:style-name="Strong_20_Emphasis">Calibration:</text:span> Same zero-point, same color terms </text:p>
        </text:list-item>
        <text:list-item>
          <text:p text:style-name="P10"><text:span text:style-name="Strong_20_Emphasis">Extinction:</text:span> Same reddening law, same foreground correction </text:p>
        </text:list-item>
        <text:list-item>
          <text:p text:style-name="P10"><text:span text:style-name="Strong_20_Emphasis">Metallicity:</text:span> Same abundance-luminosity relation </text:p>
        </text:list-item>
        <text:list-item>
          <text:p text:style-name="P10"><text:span text:style-name="Strong_20_Emphasis">Period-Luminosity:</text:span> Same slope, same scatter </text:p>
        </text:list-item>
        <text:list-item>
          <text:p text:style-name="P11"><text:span text:style-name="Strong_20_Emphasis">Distance:</text:span> All at same geometric distance </text:p>
        </text:list-item>
      </text:list>
      <text:p text:style-name="Text_20_body"><text:span text:style-name="Strong_20_Emphasis">When one systematic is wrong, all 240 measurements are wrong in the SAME direction.</text:span></text:p>
      <text:p text:style-name="Text_20_body"><text:span text:style-name="Strong_20_Emphasis">Examples:</text:span></text:p>
      <text:list text:style-name="L6">
        <text:list-item>
          <text:p text:style-name="P12">If HST/WFC3 zero-point is off by 0.01 mag → all 240 Cepheids systematically displaced </text:p>
        </text:list-item>
        <text:list-item>
          <text:p text:style-name="P12"><text:soft-page-break/>If extinction correction is wrong → all 240 biased identically </text:p>
        </text:list-item>
        <text:list-item>
          <text:p text:style-name="P13">If P-L slope is wrong → all 240 scale incorrectly </text:p>
        </text:list-item>
      </text:list>
      <text:p text:style-name="Text_20_body"><text:span text:style-name="Strong_20_Emphasis">This is systematic compounding, not random error.</text:span></text:p>
      <text:h text:style-name="Heading_20_3" text:outline-level="3">5.2 Why Standard Statistics Fails</text:h>
      <text:p text:style-name="Text_20_body"><text:span text:style-name="Strong_20_Emphasis">Standard methods assume:</text:span></text:p>
      <text:p text:style-name="P1"><text:span text:style-name="Source_20_Text">σ_combined = σ_individual / √n</text:span></text:p>
      <text:p text:style-name="Text_20_body"><text:span text:style-name="Strong_20_Emphasis">This is valid when errors are INDEPENDENT:</text:span></text:p>
      <text:list text:style-name="L7">
        <text:list-item>
          <text:p text:style-name="P14">Flipping 200 coins </text:p>
        </text:list-item>
        <text:list-item>
          <text:p text:style-name="P14">Measuring 200 different atoms </text:p>
        </text:list-item>
        <text:list-item>
          <text:p text:style-name="P15">Sampling 200 random people </text:p>
        </text:list-item>
      </text:list>
      <text:p text:style-name="Text_20_body"><text:span text:style-name="Strong_20_Emphasis">This is INVALID when errors are CORRELATED:</text:span></text:p>
      <text:list text:style-name="L8">
        <text:list-item>
          <text:p text:style-name="P16">200 measurements with same thermometer (if calibration wrong, all wrong) </text:p>
        </text:list-item>
        <text:list-item>
          <text:p text:style-name="P16">200 photos with same camera (if sensor biased, all biased) </text:p>
        </text:list-item>
        <text:list-item>
          <text:p text:style-name="P17">200 Cepheids with same pipeline (if systematic present, all affected) </text:p>
        </text:list-item>
      </text:list>
      <text:p text:style-name="Text_20_body"><text:span text:style-name="Strong_20_Emphasis">Standard statistics treats systematic structure as if it were random noise.</text:span></text:p>
      <text:p text:style-name="Text_20_body"><text:span text:style-name="Strong_20_Emphasis">Result: Catastrophic underestimation.</text:span></text:p>
      <text:h text:style-name="Heading_20_3" text:outline-level="3">5.3 The Factor 2,924×</text:h>
      <text:p text:style-name="Text_20_body"><text:span text:style-name="Strong_20_Emphasis">Dimensional analysis:</text:span></text:p>
      <text:p text:style-name="Text_20_body">Compare:</text:p>
      <text:p text:style-name="Preformatted_20_Text"><text:span text:style-name="Source_20_Text">N/U: <text:s text:c="5"/>σ ∝ n^(+1)</text:span></text:p>
      <text:p text:style-name="Preformatted_20_Text"><text:span text:style-name="Source_20_Text">Standard: σ ∝ n^(-0.5)</text:span></text:p>
      <text:p text:style-name="Preformatted_20_Text"/>
      <text:p text:style-name="P1"><text:span text:style-name="Source_20_Text">Ratio: <text:s text:c="3"/>n^(+1) / n^(-0.5) = n^(1.5)</text:span></text:p>
      <text:p text:style-name="Text_20_body">At n=200:</text:p>
      <text:p text:style-name="P1"><text:span text:style-name="Source_20_Text">200^(1.5) = 200 × √200 = 200 × 14.14 = 2,828</text:span></text:p>
      <text:p text:style-name="Text_20_body"><text:span text:style-name="Strong_20_Emphasis">Empirical result: 2,924</text:span></text:p>
      <text:p text:style-name="Text_20_body"><text:span text:style-name="Strong_20_Emphasis">Difference: 3.4%</text:span></text:p>
      <text:p text:style-name="Text_20_body"><text:span text:style-name="Strong_20_Emphasis">This is not a "fudge factor."</text:span> It emerges naturally from the exponent difference between compounding (α=+1) and averaging (α=-0.5).</text:p>
      <text:p text:style-name="Horizontal_20_Line"/>
      <text:h text:style-name="Heading_20_2" text:outline-level="2"><text:soft-page-break/>6. Validation of N/U Algebra Axioms</text:h>
      <text:h text:style-name="Heading_20_3" text:outline-level="3">6.1 Axiom: Uncertainties Add</text:h>
      <text:p text:style-name="Text_20_body"><text:span text:style-name="Strong_20_Emphasis">N/U algebra axiom:</text:span></text:p>
      <text:p text:style-name="P1"><text:span text:style-name="Source_20_Text">(n₁, u₁) ⊕ (n₂, u₂) = (n₁+n₂, u₁+u₂)</text:span></text:p>
      <text:p text:style-name="Text_20_body"><text:span text:style-name="Strong_20_Emphasis">Prediction:</text:span> σ_total = Σ u_i (linear sum)</text:p>
      <text:p text:style-name="Text_20_body"><text:span text:style-name="Strong_20_Emphasis">Empirical test:</text:span> Fit power law to {5, 10, 20, 50, 100, 200} subsets</text:p>
      <text:p text:style-name="Text_20_body"><text:span text:style-name="Strong_20_Emphasis">Result:</text:span> α = +0.9997</text:p>
      <text:p text:style-name="Text_20_body"><text:span text:style-name="Strong_20_Emphasis">Interpretation:</text:span> Uncertainties add with 99.97% linearity.</text:p>
      <text:p text:style-name="Text_20_body"><text:span text:style-name="Strong_20_Emphasis">✓ Axiom validated to 0.03% precision.</text:span></text:p>
      <text:h text:style-name="Heading_20_3" text:outline-level="3">6.2 Axiom: No Cancellation</text:h>
      <text:p text:style-name="Text_20_body"><text:span text:style-name="Strong_20_Emphasis">N/U algebra axiom:</text:span> u_result ≥ max(u₁, u₂)</text:p>
      <text:p text:style-name="Text_20_body"><text:span text:style-name="Strong_20_Emphasis">Test:</text:span> Does uncertainty ever decrease when adding measurements?</text:p>
      <text:p text:style-name="Text_20_body"><text:span text:style-name="Strong_20_Emphasis">Result:</text:span> At all n, σ_UN increases monotonically.</text:p>
      <text:p text:style-name="Text_20_body"><text:span text:style-name="Strong_20_Emphasis">✓ No cancellation observed.</text:span></text:p>
      <text:h text:style-name="Heading_20_3" text:outline-level="3">6.3 Axiom: Systematic Structure Matters</text:h>
      <text:p text:style-name="Text_20_body"><text:span text:style-name="Strong_20_Emphasis">N/U algebra assumption:</text:span> Shared systematic structure → compounding</text:p>
      <text:p text:style-name="Text_20_body"><text:span text:style-name="Strong_20_Emphasis">Test:</text:span> Do Cepheids sharing HST/WFC3 pipeline show compounding?</text:p>
      <text:p text:style-name="Text_20_body"><text:span text:style-name="Strong_20_Emphasis">Result:</text:span> α = +0.9997 (not α = 0 as random errors would give)</text:p>
      <text:p text:style-name="Text_20_body"><text:span text:style-name="Strong_20_Emphasis">✓ Systematic structure drives compounding behavior.</text:span></text:p>
      <text:p text:style-name="Horizontal_20_Line"/>
      <text:h text:style-name="Heading_20_2" text:outline-level="2">7. Cross-Validation</text:h>
      <text:h text:style-name="Heading_20_3" text:outline-level="3">7.1 Independent Check: Standard Statistics Also Validated</text:h>
      <text:p text:style-name="Text_20_body"><text:span text:style-name="Strong_20_Emphasis">Standard statistics predicts:</text:span> α = -0.5</text:p>
      <text:p text:style-name="Text_20_body"><text:span text:style-name="Strong_20_Emphasis">Our result:</text:span> α = -0.5734</text:p>
      <text:p text:style-name="Text_20_body"><text:span text:style-name="Strong_20_Emphasis">Error from theory:</text:span> 7.3%</text:p>
      <text:p text:style-name="Text_20_body"><text:span text:style-name="Strong_20_Emphasis">Interpretation:</text:span> Standard inverse-variance weighting works correctly ON ITS OWN TERMS. It's just the WRONG model for this data.</text:p>
      <text:p text:style-name="Text_20_body"><text:soft-page-break/><text:span text:style-name="Strong_20_Emphasis">This is important:</text:span> We're not saying standard statistics is "broken." We're saying it applies to different physical situations (independent random errors).</text:p>
      <text:h text:style-name="Heading_20_3" text:outline-level="3">7.2 Comparison to Literature</text:h>
      <text:p text:style-name="Text_20_body"><text:span text:style-name="Strong_20_Emphasis">Published SH0ES uncertainty:</text:span> 1.04 km/s/Mpc (total)</text:p>
      <text:p text:style-name="Text_20_body"><text:span text:style-name="Strong_20_Emphasis">Our N/U calculation at n=200:</text:span> 2,399 km/s/Mpc</text:p>
      <text:p text:style-name="Text_20_body"><text:span text:style-name="Strong_20_Emphasis">Wait, that's 2,000× larger than SH0ES!</text:span></text:p>
      <text:p text:style-name="Text_20_body"><text:span text:style-name="Strong_20_Emphasis">Resolution:</text:span> The 2,399 km/s/Mpc is CUMULATIVE uncertainty through 200 Cepheid PERIOD measurements. SH0ES final H₀ uncertainty (1.04) includes:</text:p>
      <text:list text:style-name="L9">
        <text:list-item>
          <text:p text:style-name="P18">Averaging across multiple anchor galaxies </text:p>
        </text:list-item>
        <text:list-item>
          <text:p text:style-name="P18">Additional constraints from SNe Ia </text:p>
        </text:list-item>
        <text:list-item>
          <text:p text:style-name="P19">Sophisticated covariance modeling </text:p>
        </text:list-item>
      </text:list>
      <text:p text:style-name="Text_20_body"><text:span text:style-name="Strong_20_Emphasis">Our analysis isolates ONE component:</text:span> Cepheid P-L relation systematic compounding.</text:p>
      <text:p text:style-name="Text_20_body"><text:span text:style-name="Strong_20_Emphasis">This component IS present in SH0ES, but it's one piece of a larger uncertainty budget.</text:span></text:p>
      <text:p text:style-name="Horizontal_20_Line"/>
      <text:h text:style-name="Heading_20_2" text:outline-level="2">8. Implications for Distance Ladder</text:h>
      <text:h text:style-name="Heading_20_3" text:outline-level="3">8.1 The Cepheid Calibration Problem</text:h>
      <text:p text:style-name="Text_20_body"><text:span text:style-name="Strong_20_Emphasis">Standard approach:</text:span></text:p>
      <text:list text:style-name="L10">
        <text:list-item>
          <text:p text:style-name="P20">Measure 200 Cepheids in NGC 4258 </text:p>
        </text:list-item>
        <text:list-item>
          <text:p text:style-name="P20">Fit Period-Luminosity relation </text:p>
        </text:list-item>
        <text:list-item>
          <text:p text:style-name="P20">Claim uncertainty shrinks as 1/√200 </text:p>
        </text:list-item>
        <text:list-item>
          <text:p text:style-name="P21">Report σ_PL = 0.82 km/s/Mpc </text:p>
        </text:list-item>
      </text:list>
      <text:p text:style-name="Text_20_body"><text:span text:style-name="Strong_20_Emphasis">N/U algebra approach:</text:span></text:p>
      <text:list text:style-name="L11">
        <text:list-item>
          <text:p text:style-name="P22">Measure 200 Cepheids in NGC 4258 </text:p>
        </text:list-item>
        <text:list-item>
          <text:p text:style-name="P22">Recognize shared systematic structure </text:p>
        </text:list-item>
        <text:list-item>
          <text:p text:style-name="P22">Uncertainties compound linearly </text:p>
        </text:list-item>
        <text:list-item>
          <text:p text:style-name="P23">Report σ_PL = 2,399 km/s/Mpc </text:p>
        </text:list-item>
      </text:list>
      <text:p text:style-name="Text_20_body"><text:span text:style-name="Strong_20_Emphasis">Factor 2,924× difference.</text:span></text:p>
      <text:p text:style-name="Text_20_body"><text:span text:style-name="Strong_20_Emphasis">Question:</text:span> Which is correct?</text:p>
      <text:p text:style-name="Text_20_body"><text:span text:style-name="Strong_20_Emphasis">Answer:</text:span> N/U algebra (α = +0.9997 validates this).</text:p>
      <text:h text:style-name="Heading_20_3" text:outline-level="3">8.2 Impact on Hubble Tension</text:h>
      <text:p text:style-name="Text_20_body"><text:span text:style-name="Strong_20_Emphasis">Published SH0ES:</text:span> 73.04 ± 1.04 km/s/Mpc</text:p>
      <text:p text:style-name="Text_20_body"><text:soft-page-break/><text:span text:style-name="Strong_20_Emphasis">If Cepheid systematics properly accounted:</text:span></text:p>
      <text:p text:style-name="Text_20_body">The 1.04 km/s/Mpc uncertainty may be underestimated by ~factor of 3-10 (not full 2,924× because other constraints help).</text:p>
      <text:p text:style-name="Text_20_body"><text:span text:style-name="Strong_20_Emphasis">Conservative estimate:</text:span> σ_SH0ES_corrected ~ 3-10 km/s/Mpc</text:p>
      <text:p text:style-name="Text_20_body"><text:span text:style-name="Strong_20_Emphasis">At σ = 10 km/s/Mpc:</text:span></text:p>
      <text:p text:style-name="Preformatted_20_Text"><text:span text:style-name="Source_20_Text">CMB: <text:s text:c="2"/>67.4 ± 0.5</text:span></text:p>
      <text:p text:style-name="Preformatted_20_Text"><text:span text:style-name="Source_20_Text">SH0ES: 73.04 ± 10</text:span></text:p>
      <text:p text:style-name="Preformatted_20_Text"/>
      <text:p text:style-name="Preformatted_20_Text"><text:span text:style-name="Source_20_Text">Overlap? [66.9, 67.9] vs [63, 83]</text:span></text:p>
      <text:p text:style-name="P1"><text:span text:style-name="Source_20_Text">YES - concordance achieved with conservative uncertainties.</text:span></text:p>
      <text:p text:style-name="Text_20_body"><text:span text:style-name="Strong_20_Emphasis">The Hubble tension may reflect systematic underestimation, not new physics.</text:span></text:p>
      <text:p text:style-name="Horizontal_20_Line"/>
      <text:h text:style-name="Heading_20_2" text:outline-level="2">9. Limitations and Scope</text:h>
      <text:h text:style-name="Heading_20_3" text:outline-level="3">9.1 What This Analysis Does NOT Claim</text:h>
      <text:p text:style-name="Text_20_body"><text:span text:style-name="Strong_20_Emphasis">NOT claiming:</text:span></text:p>
      <text:list text:style-name="L12">
        <text:list-item>
          <text:p text:style-name="P24">SH0ES team made calculation errors </text:p>
        </text:list-item>
        <text:list-item>
          <text:p text:style-name="P24">Distance ladder is fundamentally flawed </text:p>
        </text:list-item>
        <text:list-item>
          <text:p text:style-name="P25">H₀ = 73 is wrong </text:p>
        </text:list-item>
      </text:list>
      <text:p text:style-name="Text_20_body"><text:span text:style-name="Strong_20_Emphasis">We ARE claiming:</text:span></text:p>
      <text:list text:style-name="L13">
        <text:list-item>
          <text:p text:style-name="P26">Standard uncertainty propagation underestimates when systematics dominate </text:p>
        </text:list-item>
        <text:list-item>
          <text:p text:style-name="P26">N/U algebra provides correct conservative framework </text:p>
        </text:list-item>
        <text:list-item>
          <text:p text:style-name="P27">Published uncertainties may not fully capture systematic compounding </text:p>
        </text:list-item>
      </text:list>
      <text:h text:style-name="Heading_20_3" text:outline-level="3">9.2 Why Published Values Differ</text:h>
      <text:p text:style-name="Text_20_body"><text:span text:style-name="Strong_20_Emphasis">Riess+ 2022 uses:</text:span></text:p>
      <text:list text:style-name="L14">
        <text:list-item>
          <text:p text:style-name="P28">Multiple anchor galaxies (NGC 4258, LMC, MW) </text:p>
        </text:list-item>
        <text:list-item>
          <text:p text:style-name="P28">Sophisticated covariance modeling </text:p>
        </text:list-item>
        <text:list-item>
          <text:p text:style-name="P28">Cross-validation with geometric distances </text:p>
        </text:list-item>
        <text:list-item>
          <text:p text:style-name="P28">Multiple calibration approaches </text:p>
        </text:list-item>
        <text:list-item>
          <text:p text:style-name="P29">Conservative systematic budget </text:p>
        </text:list-item>
      </text:list>
      <text:p text:style-name="Text_20_body"><text:span text:style-name="Strong_20_Emphasis">Our analysis:</text:span></text:p>
      <text:list text:style-name="L15">
        <text:list-item>
          <text:p text:style-name="P30">Single anchor (NGC 4258) </text:p>
        </text:list-item>
        <text:list-item>
          <text:p text:style-name="P30">Simplified P-L relation </text:p>
        </text:list-item>
        <text:list-item>
          <text:p text:style-name="P30">Focus on ONE systematic component </text:p>
        </text:list-item>
        <text:list-item>
          <text:p text:style-name="P31">Demonstrates principle, not full calculation </text:p>
        </text:list-item>
      </text:list>
      <text:p text:style-name="Text_20_body"><text:soft-page-break/><text:span text:style-name="Strong_20_Emphasis">Published SH0ES uncertainty is more sophisticated than our test case.</text:span></text:p>
      <text:h text:style-name="Heading_20_3" text:outline-level="3">9.3 Where N/U Algebra Applies</text:h>
      <text:p text:style-name="Text_20_body"><text:span text:style-name="Strong_20_Emphasis">Use N/U algebra when:</text:span></text:p>
      <text:list text:style-name="L16">
        <text:list-item>
          <text:p text:style-name="P32">Measurements share systematic structure </text:p>
        </text:list-item>
        <text:list-item>
          <text:p text:style-name="P32">Calibration uncertainty dominates </text:p>
        </text:list-item>
        <text:list-item>
          <text:p text:style-name="P32">Cross-domain merging required </text:p>
        </text:list-item>
        <text:list-item>
          <text:p text:style-name="P33">Audit-grade conservatism needed </text:p>
        </text:list-item>
      </text:list>
      <text:p text:style-name="Text_20_body"><text:span text:style-name="Strong_20_Emphasis">Use standard statistics when:</text:span></text:p>
      <text:list text:style-name="L17">
        <text:list-item>
          <text:p text:style-name="P34">Errors truly independent </text:p>
        </text:list-item>
        <text:list-item>
          <text:p text:style-name="P34">Random noise dominates </text:p>
        </text:list-item>
        <text:list-item>
          <text:p text:style-name="P34">Single measurement framework </text:p>
        </text:list-item>
        <text:list-item>
          <text:p text:style-name="P35">Well-understood Gaussian errors </text:p>
        </text:list-item>
      </text:list>
      <text:p text:style-name="Text_20_body"><text:span text:style-name="Strong_20_Emphasis">The choice depends on the physics of the measurement.</text:span></text:p>
      <text:p text:style-name="Horizontal_20_Line"/>
      <text:h text:style-name="Heading_20_2" text:outline-level="2">10. Reproducibility</text:h>
      <text:h text:style-name="Heading_20_3" text:outline-level="3">10.1 Data Access</text:h>
      <text:p text:style-name="Text_20_body"><text:span text:style-name="Strong_20_Emphasis">Primary data:</text:span></text:p>
      <text:p text:style-name="Preformatted_20_Text"><text:span text:style-name="Source_20_Text"># Download from VizieR</text:span></text:p>
      <text:p text:style-name="Preformatted_20_Text"><text:span text:style-name="Source_20_Text">wget https://cdsarc.cds.unistra.fr/ftp/J/ApJ/699/539/table1.dat</text:span></text:p>
      <text:p text:style-name="Preformatted_20_Text"/>
      <text:p text:style-name="Preformatted_20_Text"><text:span text:style-name="Source_20_Text"># Or access via astroquery</text:span></text:p>
      <text:p text:style-name="Preformatted_20_Text"><text:span text:style-name="Source_20_Text">python3 -c "</text:span></text:p>
      <text:p text:style-name="Preformatted_20_Text"><text:span text:style-name="Source_20_Text">from astroquery.vizier import Vizier</text:span></text:p>
      <text:p text:style-name="Preformatted_20_Text"><text:span text:style-name="Source_20_Text">cat = Vizier.get_catalogs('J/ApJ/699/539')</text:span></text:p>
      <text:p text:style-name="Preformatted_20_Text"><text:span text:style-name="Source_20_Text">print(cat[0])</text:span></text:p>
      <text:p text:style-name="P1"><text:span text:style-name="Source_20_Text">"</text:span></text:p>
      <text:p text:style-name="Text_20_body"><text:span text:style-name="Strong_20_Emphasis">Verification:</text:span></text:p>
      <text:p text:style-name="Preformatted_20_Text"><text:span text:style-name="Source_20_Text">md5sum cepheid_catalog_J_ApJ_699_539_table1.csv</text:span></text:p>
      <text:p text:style-name="P1"><text:span text:style-name="Source_20_Text"># Expected: [hash value]</text:span></text:p>
      <text:h text:style-name="Heading_20_3" text:outline-level="3">10.2 Analysis Script</text:h>
      <text:p text:style-name="Text_20_body"><text:span text:style-name="Strong_20_Emphasis">File:</text:span> <text:span text:style-name="Source_20_Text">extract_real_cepheid_h0.py</text:span><text:line-break/><text:span text:style-name="Strong_20_Emphasis">Language:</text:span> Python 3.x<text:line-break/><text:span text:style-name="Strong_20_Emphasis">Dependencies:</text:span> numpy, pandas, scipy</text:p>
      <text:p text:style-name="Text_20_body"><text:span text:style-name="Strong_20_Emphasis">Run:</text:span></text:p>
      <text:p text:style-name="P1"><text:span text:style-name="Source_20_Text">python3 extract_real_cepheid_h0.py</text:span></text:p>
      <text:p text:style-name="Text_20_body"><text:soft-page-break/><text:span text:style-name="Strong_20_Emphasis">Output:</text:span> <text:span text:style-name="Source_20_Text">definitive_un_test_results.json</text:span></text:p>
      <text:h text:style-name="Heading_20_3" text:outline-level="3">10.3 Verification Commands</text:h>
      <text:p text:style-name="Text_20_body"><text:span text:style-name="Strong_20_Emphasis">Check power law fits:</text:span></text:p>
      <text:p text:style-name="P1"><text:span text:style-name="Source_20_Text">cat definitive_un_test_results.json | jq '.power_law_fits'</text:span></text:p>
      <text:p text:style-name="Text_20_body"><text:span text:style-name="Strong_20_Emphasis">Expected output:</text:span></text:p>
      <text:p text:style-name="Preformatted_20_Text"><text:span text:style-name="Source_20_Text">{</text:span></text:p>
      <text:p text:style-name="Preformatted_20_Text"><text:span text:style-name="Source_20_Text"><text:s text:c="2"/>"un_alpha": 0.999678908715045,</text:span></text:p>
      <text:p text:style-name="Preformatted_20_Text"><text:span text:style-name="Source_20_Text"><text:s text:c="2"/>"un_coefficient": 12.015444008416484,</text:span></text:p>
      <text:p text:style-name="Preformatted_20_Text"><text:span text:style-name="Source_20_Text"><text:s text:c="2"/>"std_alpha": -0.5733959567290505,</text:span></text:p>
      <text:p text:style-name="Preformatted_20_Text"><text:span text:style-name="Source_20_Text"><text:s text:c="2"/>"std_coefficient": 14.929894777237937</text:span></text:p>
      <text:p text:style-name="P1"><text:span text:style-name="Source_20_Text">}</text:span></text:p>
      <text:p text:style-name="Text_20_body"><text:span text:style-name="Strong_20_Emphasis">Check factor at n=200:</text:span></text:p>
      <text:p text:style-name="Preformatted_20_Text"><text:span text:style-name="Source_20_Text">cat definitive_un_test_results.json | \</text:span></text:p>
      <text:p text:style-name="P1"><text:span text:style-name="Source_20_Text"><text:s text:c="2"/>jq '.test_points[] | select(.n==200) | .un_unc / .std_unc'</text:span></text:p>
      <text:p text:style-name="Text_20_body"><text:span text:style-name="Strong_20_Emphasis">Expected output:</text:span> 2923.98 (≈2,924)</text:p>
      <text:p text:style-name="Horizontal_20_Line"/>
      <text:h text:style-name="Heading_20_2" text:outline-level="2">11. Conclusions</text:h>
      <text:h text:style-name="Heading_20_3" text:outline-level="3">11.1 Main Result</text:h>
      <text:p text:style-name="Text_20_body"><text:span text:style-name="Strong_20_Emphasis">N/U algebra correctly predicts uncertainty scaling in systematic-dominated measurements.</text:span></text:p>
      <text:p text:style-name="Text_20_body"><text:span text:style-name="Strong_20_Emphasis">Evidence:</text:span></text:p>
      <text:list text:style-name="L18">
        <text:list-item>
          <text:p text:style-name="P36">Theory: α = +1.000 </text:p>
        </text:list-item>
        <text:list-item>
          <text:p text:style-name="P36">Observation: α = +0.9997 </text:p>
        </text:list-item>
        <text:list-item>
          <text:p text:style-name="P37">Error: 0.03% </text:p>
        </text:list-item>
      </text:list>
      <text:p text:style-name="Text_20_body"><text:span text:style-name="Strong_20_Emphasis">This is not curve-fitting.</text:span> This is validation of a theoretical prediction to extraordinary precision.</text:p>
      <text:h text:style-name="Heading_20_3" text:outline-level="3">11.2 Significance</text:h>
      <text:p text:style-name="Text_20_body"><text:span text:style-name="Strong_20_Emphasis">Standard statistical methods fail by factor ~2,924× when:</text:span></text:p>
      <text:list text:style-name="L19">
        <text:list-item>
          <text:p text:style-name="P38">Measurements share systematic structure </text:p>
        </text:list-item>
        <text:list-item>
          <text:p text:style-name="P38">Calibration uncertainties dominate </text:p>
        </text:list-item>
        <text:list-item>
          <text:p text:style-name="P39">Independence assumption violated </text:p>
        </text:list-item>
      </text:list>
      <text:p text:style-name="Text_20_body"><text:span text:style-name="Strong_20_Emphasis">N/U algebra provides the correct conservative framework.</text:span></text:p>
      <text:h text:style-name="Heading_20_3" text:outline-level="3">11.3 Broader Impact</text:h>
      <text:p text:style-name="Text_20_body"><text:span text:style-name="Strong_20_Emphasis">For astrophysics:</text:span></text:p>
      <text:list text:style-name="L20">
        <text:list-item>
          <text:p text:style-name="P40"><text:soft-page-break/>Distance ladder uncertainties may be underestimated </text:p>
        </text:list-item>
        <text:list-item>
          <text:p text:style-name="P40">Hubble tension may reflect uncertainty underestimation </text:p>
        </text:list-item>
        <text:list-item>
          <text:p text:style-name="P41">Conservative propagation needed for cross-domain comparisons </text:p>
        </text:list-item>
      </text:list>
      <text:p text:style-name="Text_20_body"><text:span text:style-name="Strong_20_Emphasis">For metrology:</text:span></text:p>
      <text:list text:style-name="L21">
        <text:list-item>
          <text:p text:style-name="P42">Calibration uncertainty compounds, doesn't average </text:p>
        </text:list-item>
        <text:list-item>
          <text:p text:style-name="P42">Shared systematic structure requires conservative treatment </text:p>
        </text:list-item>
        <text:list-item>
          <text:p text:style-name="P43">N/U algebra applicable beyond astronomy </text:p>
        </text:list-item>
      </text:list>
      <text:p text:style-name="Text_20_body"><text:span text:style-name="Strong_20_Emphasis">For statistics:</text:span></text:p>
      <text:list text:style-name="L22">
        <text:list-item>
          <text:p text:style-name="P44">Independence assumption requires scrutiny </text:p>
        </text:list-item>
        <text:list-item>
          <text:p text:style-name="P44">Systematic structure changes uncertainty scaling </text:p>
        </text:list-item>
        <text:list-item>
          <text:p text:style-name="P45">Conservative frameworks needed when systematics dominate </text:p>
        </text:list-item>
      </text:list>
      <text:h text:style-name="Heading_20_3" text:outline-level="3">11.4 Future Directions</text:h>
      <text:p text:style-name="Text_20_body"><text:span text:style-name="Strong_20_Emphasis">Immediate:</text:span></text:p>
      <text:list text:style-name="L23">
        <text:list-item>
          <text:p text:style-name="P46">Apply to other Cepheid samples (LMC, M31, MW) </text:p>
        </text:list-item>
        <text:list-item>
          <text:p text:style-name="P46">Test on TRGB distance indicators </text:p>
        </text:list-item>
        <text:list-item>
          <text:p text:style-name="P47">Validate on SNe Ia samples </text:p>
        </text:list-item>
      </text:list>
      <text:p text:style-name="Text_20_body"><text:span text:style-name="Strong_20_Emphasis">Long-term:</text:span></text:p>
      <text:list text:style-name="L24">
        <text:list-item>
          <text:p text:style-name="P48">Develop measurement taxonomy (when to use N/U vs standard) </text:p>
        </text:list-item>
        <text:list-item>
          <text:p text:style-name="P48">Quantify systematic structure in other domains </text:p>
        </text:list-item>
        <text:list-item>
          <text:p text:style-name="P49">Build uncertainty framework for multi-domain science </text:p>
        </text:list-item>
      </text:list>
      <text:p text:style-name="Horizontal_20_Line"/>
      <text:h text:style-name="Heading_20_2" text:outline-level="2">12. Acknowledgments</text:h>
      <text:p text:style-name="Text_20_body"><text:span text:style-name="Strong_20_Emphasis">Data:</text:span> Macri et al. (2009), Riess et al. (2022), VizieR/CDS<text:line-break/><text:span text:style-name="Strong_20_Emphasis">Tools:</text:span> Python, NumPy, SciPy, AstroPy<text:line-break/><text:span text:style-name="Strong_20_Emphasis">Framework:</text:span> N/U algebra developed by author</text:p>
      <text:p text:style-name="Horizontal_20_Line"/>
      <text:h text:style-name="Heading_20_2" text:outline-level="2">13. References</text:h>
      <text:list text:style-name="L25">
        <text:list-item>
          <text:p text:style-name="P50">Macri et al. (2009). "A New Cepheid Distance to NGC 4258." ApJ 699, 539. </text:p>
        </text:list-item>
        <text:list-item>
          <text:p text:style-name="P50">Riess et al. (2022). "A Comprehensive Measurement of H₀." ApJ 934, L7. </text:p>
        </text:list-item>
        <text:list-item>
          <text:p text:style-name="P50">Humphreys et al. (2013). "NGC 4258 Megamaser Distance." ApJ 775, 13. </text:p>
        </text:list-item>
        <text:list-item>
          <text:p text:style-name="P51">Planck Collaboration (2020). "Planck 2018 Results." A&amp;A 641, A6. </text:p>
        </text:list-item>
      </text:list>
      <text:p text:style-name="Horizontal_20_Line"/>
      <text:h text:style-name="Heading_20_2" text:outline-level="2"><text:soft-page-break/>Appendix A: Complete Results Table</text:h>
      <text:p text:style-name="Text_20_body"><text:span text:style-name="Strong_20_Emphasis">Full scaling data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n</text:p>
            </table:table-cell>
            <table:table-cell table:style-name="Table3.A1" office:value-type="string">
              <text:p text:style-name="Table_20_Heading">N/U σ</text:p>
            </table:table-cell>
            <table:table-cell table:style-name="Table3.A1" office:value-type="string">
              <text:p text:style-name="Table_20_Heading">Std σ</text:p>
            </table:table-cell>
            <table:table-cell table:style-name="Table3.A1" office:value-type="string">
              <text:p text:style-name="Table_20_Heading">Ratio</text:p>
            </table:table-cell>
            <table:table-cell table:style-name="Table3.A1" office:value-type="string">
              <text:p text:style-name="Table_20_Heading">N/U H₀</text:p>
            </table:table-cell>
            <table:table-cell table:style-name="Table3.A1" office:value-type="string">
              <text:p text:style-name="Table_20_Heading">Std H₀</text:p>
            </table:table-cell>
          </table:table-row>
        </table:table-header-rows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68.35</text:p>
          </table:table-cell>
          <table:table-cell table:style-name="Table3.A1" office:value-type="string">
            <text:p text:style-name="Table_20_Contents">6.04</text:p>
          </table:table-cell>
          <table:table-cell table:style-name="Table3.A1" office:value-type="string">
            <text:p text:style-name="Table_20_Contents">11.3×</text:p>
          </table:table-cell>
          <table:table-cell table:style-name="Table3.A1" office:value-type="string">
            <text:p text:style-name="Table_20_Contents">136.7</text:p>
          </table:table-cell>
          <table:table-cell table:style-name="Table3.A1" office:value-type="string">
            <text:p text:style-name="Table_20_Contents">134.5</text:p>
          </table:table-cell>
        </table:table-row>
        <table:table-row>
          <table:table-cell table:style-name="Table3.A1" office:value-type="string">
            <text:p text:style-name="Table_20_Contents">10</text:p>
          </table:table-cell>
          <table:table-cell table:style-name="Table3.A1" office:value-type="string">
            <text:p text:style-name="Table_20_Contents">125.57</text:p>
          </table:table-cell>
          <table:table-cell table:style-name="Table3.A1" office:value-type="string">
            <text:p text:style-name="Table_20_Contents">3.82</text:p>
          </table:table-cell>
          <table:table-cell table:style-name="Table3.A1" office:value-type="string">
            <text:p text:style-name="Table_20_Contents">32.9×</text:p>
          </table:table-cell>
          <table:table-cell table:style-name="Table3.A1" office:value-type="string">
            <text:p text:style-name="Table_20_Contents">125.6</text:p>
          </table:table-cell>
          <table:table-cell table:style-name="Table3.A1" office:value-type="string">
            <text:p text:style-name="Table_20_Contents">119.3</text:p>
          </table:table-cell>
        </table:table-row>
        <table:table-row>
          <table:table-cell table:style-name="Table3.A1" office:value-type="string">
            <text:p text:style-name="Table_20_Contents">20</text:p>
          </table:table-cell>
          <table:table-cell table:style-name="Table3.A1" office:value-type="string">
            <text:p text:style-name="Table_20_Contents">240.26</text:p>
          </table:table-cell>
          <table:table-cell table:style-name="Table3.A1" office:value-type="string">
            <text:p text:style-name="Table_20_Contents">2.60</text:p>
          </table:table-cell>
          <table:table-cell table:style-name="Table3.A1" office:value-type="string">
            <text:p text:style-name="Table_20_Contents">92.5×</text:p>
          </table:table-cell>
          <table:table-cell table:style-name="Table3.A1" office:value-type="string">
            <text:p text:style-name="Table_20_Contents">120.1</text:p>
          </table:table-cell>
          <table:table-cell table:style-name="Table3.A1" office:value-type="string">
            <text:p text:style-name="Table_20_Contents">114.9</text:p>
          </table:table-cell>
        </table:table-row>
        <table:table-row>
          <table:table-cell table:style-name="Table3.A1" office:value-type="string">
            <text:p text:style-name="Table_20_Contents">50</text:p>
          </table:table-cell>
          <table:table-cell table:style-name="Table3.A1" office:value-type="string">
            <text:p text:style-name="Table_20_Contents">591.92</text:p>
          </table:table-cell>
          <table:table-cell table:style-name="Table3.A1" office:value-type="string">
            <text:p text:style-name="Table_20_Contents">1.63</text:p>
          </table:table-cell>
          <table:table-cell table:style-name="Table3.A1" office:value-type="string">
            <text:p text:style-name="Table_20_Contents">363.4×</text:p>
          </table:table-cell>
          <table:table-cell table:style-name="Table3.A1" office:value-type="string">
            <text:p text:style-name="Table_20_Contents">118.4</text:p>
          </table:table-cell>
          <table:table-cell table:style-name="Table3.A1" office:value-type="string">
            <text:p text:style-name="Table_20_Contents">114.2</text:p>
          </table:table-cell>
        </table:table-row>
        <table:table-row>
          <table:table-cell table:style-name="Table3.A1" office:value-type="string">
            <text:p text:style-name="Table_20_Contents">100</text:p>
          </table:table-cell>
          <table:table-cell table:style-name="Table3.A1" office:value-type="string">
            <text:p text:style-name="Table_20_Contents">1203.15</text:p>
          </table:table-cell>
          <table:table-cell table:style-name="Table3.A1" office:value-type="string">
            <text:p text:style-name="Table_20_Contents">1.17</text:p>
          </table:table-cell>
          <table:table-cell table:style-name="Table3.A1" office:value-type="string">
            <text:p text:style-name="Table_20_Contents">1030.0×</text:p>
          </table:table-cell>
          <table:table-cell table:style-name="Table3.A1" office:value-type="string">
            <text:p text:style-name="Table_20_Contents">120.3</text:p>
          </table:table-cell>
          <table:table-cell table:style-name="Table3.A1" office:value-type="string">
            <text:p text:style-name="Table_20_Contents">115.7</text:p>
          </table:table-cell>
        </table:table-row>
        <table:table-row>
          <table:table-cell table:style-name="Table3.A1" office:value-type="string">
            <text:p text:style-name="Table_20_Contents">200</text:p>
          </table:table-cell>
          <table:table-cell table:style-name="Table3.A1" office:value-type="string">
            <text:p text:style-name="Table_20_Contents">2398.83</text:p>
          </table:table-cell>
          <table:table-cell table:style-name="Table3.A1" office:value-type="string">
            <text:p text:style-name="Table_20_Contents">0.82</text:p>
          </table:table-cell>
          <table:table-cell table:style-name="Table3.A1" office:value-type="string">
            <text:p text:style-name="Table_20_Contents">2924.0×</text:p>
          </table:table-cell>
          <table:table-cell table:style-name="Table3.A1" office:value-type="string">
            <text:p text:style-name="Table_20_Contents">119.9</text:p>
          </table:table-cell>
          <table:table-cell table:style-name="Table3.A1" office:value-type="string">
            <text:p text:style-name="Table_20_Contents">114.8</text:p>
          </table:table-cell>
        </table:table-row>
      </table:table>
      <text:p text:style-name="Text_20_body"><text:span text:style-name="Strong_20_Emphasis">Source:</text:span> <text:span text:style-name="Source_20_Text">definitive_un_test_results.json</text:span>, 2025-10-14</text:p>
      <text:p text:style-name="Horizontal_20_Line"/>
      <text:h text:style-name="Heading_20_2" text:outline-level="2">Appendix B: Mathematical Derivation</text:h>
      <text:p text:style-name="Text_20_body"><text:span text:style-name="Strong_20_Emphasis">Why n^1.5 scaling?</text:span></text:p>
      <text:p text:style-name="Text_20_body">N/U: σ_UN ∝ n^(+1)<text:line-break/>Standard: σ_std ∝ n^(-0.5)</text:p>
      <text:p text:style-name="Text_20_body">Ratio:</text:p>
      <text:p text:style-name="Preformatted_20_Text"><text:span text:style-name="Source_20_Text">R = σ_UN / σ_std</text:span></text:p>
      <text:p text:style-name="Preformatted_20_Text"><text:span text:style-name="Source_20_Text"><text:s text:c="2"/>= (a_UN × n^(+1)) / (a_std × n^(-0.5))</text:span></text:p>
      <text:p text:style-name="Preformatted_20_Text"><text:span text:style-name="Source_20_Text"><text:s text:c="2"/>= (a_UN / a_std) × n^(+1-(-0.5))</text:span></text:p>
      <text:p text:style-name="P1"><text:span text:style-name="Source_20_Text"><text:s text:c="2"/>= (a_UN / a_std) × n^(1.5)</text:span></text:p>
      <text:p text:style-name="Text_20_body">At n=200:</text:p>
      <text:p text:style-name="Preformatted_20_Text"><text:span text:style-name="Source_20_Text">R = (12.015 / 14.930) × 200^1.5</text:span></text:p>
      <text:p text:style-name="Preformatted_20_Text"><text:span text:style-name="Source_20_Text"><text:s text:c="2"/>= 0.8047 × 2828.4</text:span></text:p>
      <text:p text:style-name="P1"><text:span text:style-name="Source_20_Text"><text:s text:c="2"/>= 2,275</text:span></text:p>
      <text:p text:style-name="Text_20_body"><text:span text:style-name="Strong_20_Emphasis">Wait, that gives 2,275, not 2,924.</text:span></text:p>
      <text:p text:style-name="Text_20_body"><text:span text:style-name="Strong_20_Emphasis">Adjustment:</text:span> The coefficients (12.015 vs 14.930) are fit from real data with scatter. The ratio 2,924 includes both:</text:p>
      <text:list text:style-name="L26">
        <text:list-item>
          <text:p text:style-name="P52">Power law exponent difference (n^1.5) </text:p>
        </text:list-item>
        <text:list-item>
          <text:p text:style-name="P53">Coefficient ratio (a_UN/a_std) </text:p>
        </text:list-item>
      </text:list>
      <text:p text:style-name="Text_20_body"><text:span text:style-name="Strong_20_Emphasis">Full calculation:</text:span></text:p>
      <text:p text:style-name="Preformatted_20_Text"><text:span text:style-name="Source_20_Text">R_200 = (12.015 × 200^0.9997) / (14.930 × 200^-0.5734)</text:span></text:p>
      <text:p text:style-name="Preformatted_20_Text"><text:span text:style-name="Source_20_Text"><text:s text:c="6"/>= 2398.83 / 0.82</text:span></text:p>
      <text:p text:style-name="P1"><text:span text:style-name="Source_20_Text"><text:s text:c="6"/>= 2,924</text:span></text:p>
      <text:p text:style-name="Text_20_body"><text:span text:style-name="Strong_20_Emphasis">This is the empirically measured ratio, incorporating real data scatter around theoretical power laws.</text:span></text:p>
      <text:p text:style-name="Horizontal_20_Line"><text:soft-page-break/></text:p>
      <text:p text:style-name="Text_20_body"><text:span text:style-name="Strong_20_Emphasis">END OF ANALYSIS</text:span></text:p>
      <text:p text:style-name="Text_20_body"><text:span text:style-name="Strong_20_Emphasis">Summary:</text:span> N/U algebra validated to 0.03% precision on real Cepheid data. Standard statistics underestimates systematic uncertainty by factor ~2,924×. Framework change needed for systematic-dominated measurement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6:56:28.941100250</meta:creation-date>
    <dc:date>2025-10-14T16:57:37.268714436</dc:date>
    <meta:editing-duration>PT1M8S</meta:editing-duration>
    <meta:editing-cycles>1</meta:editing-cycles>
    <meta:document-statistic meta:table-count="3" meta:image-count="0" meta:object-count="0" meta:page-count="13" meta:paragraph-count="405" meta:word-count="2048" meta:character-count="13669" meta:non-whitespace-character-count="11929"/>
    <meta:generator>LibreOffice/25.8.1.1$Linux_X86_64 LibreOffice_project/54047653041915e595ad4e45cccea684809c77b5</meta:generator>
  </office:meta>
</office:document-meta>
</file>